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194cm" style:rel-column-width="1812*"/>
    </style:style>
    <style:style style:name="Tabla1.B" style:family="table-column">
      <style:table-column-properties style:column-width="4.604cm" style:rel-column-width="2611*"/>
    </style:style>
    <style:style style:name="Tabla1.C" style:family="table-column">
      <style:table-column-properties style:column-width="5.108cm" style:rel-column-width="2897*"/>
    </style:style>
    <style:style style:name="Tabla1.D" style:family="table-column">
      <style:table-column-properties style:column-width="4.681cm" style:rel-column-width="265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bfa04" officeooo:paragraph-rsid="001bfa04"/>
    </style:style>
    <style:style style:name="P2" style:family="paragraph" style:parent-style-name="Standard">
      <style:paragraph-properties fo:break-before="page"/>
      <style:text-properties officeooo:rsid="001bfa04" officeooo:paragraph-rsid="001bfa04"/>
    </style:style>
    <style:style style:name="P3" style:family="paragraph" style:parent-style-name="Standard">
      <style:text-properties officeooo:rsid="001bfa04" officeooo:paragraph-rsid="001db4f1"/>
    </style:style>
    <style:style style:name="P4" style:family="paragraph" style:parent-style-name="Standard">
      <style:text-properties officeooo:rsid="001db4f1" officeooo:paragraph-rsid="001db4f1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b4f1" officeooo:paragraph-rsid="001db4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db4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fío Control de acceso basado en roles</text:p>
      <text:p text:style-name="P1">Seguridad en redes de datos G2</text:p>
      <text:p text:style-name="P1">José Miguel Rivera</text:p>
      <text:p text:style-name="P1"/>
      <text:p text:style-name="P1">------</text:p>
      <text:p text:style-name="P1"/>
      <text:p text:style-name="P1">1. ¿A qué tipo de usuarios de la compañía afecta esta política? ¿Le parece razonable dicha definición? (1 punto)</text:p>
      <text:p text:style-name="P1"/>
      <text:p text:style-name="P3"><text:span text:style-name="T1">Afecta a todos los usuarios, desde los que tienen mas alto rango y accesos privilegiados, hasta los de más bajo rango a fin de asignar la menor cantidad de privilegios posibles.</text:span></text:p>
      <text:p text:style-name="P3"/>
      <text:p text:style-name="P3"><text:span text:style-name="T1">En mi opinión me parece una política justa, correcta, en el sentido de que cada usuario debe tener el acceso que le corresponde a su trabajo, así los roles están determinados y se minimizan daños a propiedad intelectual o información que puede ser mal utilizada.</text:span><text:tab/></text:p>
      <text:p text:style-name="P1"/>
      <text:p text:style-name="P1">2. ¿A qué tipo de Información de aplica esta política? (1 Punto)</text:p>
      <text:p text:style-name="P1"/>
      <text:p text:style-name="P4">A todos los recursos de información de la empresa.</text:p>
      <text:p text:style-name="P1"/>
      <text:p text:style-name="P1"/>
      <text:p text:style-name="P1">3. ¿A qué se refiere con “ciclo de vida completo de un usuario”? (1 Punto)</text:p>
      <text:p text:style-name="P1"/>
      <text:p text:style-name="P4">Se refiere a que el proceso contempla desde el origen, crecimiento y termino de la relación laboral del usuario.</text:p>
      <text:p text:style-name="P1"/>
      <text:p text:style-name="P1"/>
      <text:p text:style-name="P1">4. ¿Cuáles son los aspectos que considera la política descrita en el documento? (1 Punto)</text:p>
      <text:p text:style-name="P1"/>
      <text:p text:style-name="P4">Se considera la relación directa entre el rol del usuario y su función en la empresa, a fin de evitar accesos que no estén autorizados.</text:p>
      <text:p text:style-name="P4"/>
      <text:p text:style-name="P4">No se determinan cuales son los roles de usuario.</text:p>
      <text:p text:style-name="P1"/>
      <text:p text:style-name="P1"/>
      <text:p text:style-name="P1">5. ¿Quién es responsable que la política se cumpla? (1 Punto)</text:p>
      <text:p text:style-name="P1"/>
      <text:p text:style-name="P4">Los responsables del cumplimiento de estas políticas son todos los usuarios de CYBEROPS, ya que cada persona es responsable de sus actos en relación de lo que puede y debe hacer.</text:p>
      <text:p text:style-name="P1"/>
      <text:p text:style-name="P1"/>
      <text:p text:style-name="P2"/>
      <text:p text:style-name="P1">6. ¿Qué dice la política frente al caso de un usuario que se levanta de su puesto de trabajo y NO activa el protector de pantalla? (1 Punto)</text:p>
      <text:p text:style-name="P1"/>
      <text:p text:style-name="P4">Este tipo de acciones no están definidas dentro de la política, aunque si existe la instancia de caducidad de sesión, esta acción va a depender de como se eduque el usuario y en cuanto el pueda proteger la información que revisa y con la que trabaja.</text:p>
      <text:p text:style-name="P1"/>
      <text:p text:style-name="P1"/>
      <text:p text:style-name="P1">7. ¿Qué dice la política en caso de que un usuario NO la cumpla y esto produzca algún perjuicio a la empresa? (1 Punto)</text:p>
      <text:p text:style-name="P1"/>
      <text:p text:style-name="P4">Está considerado que los usuarios sean informados de las responsabilidades que implican sus acciones y la empresa está facultada para emprender acciones legales o sanciones disciplinarias.</text:p>
      <text:p text:style-name="P1"/>
      <text:p text:style-name="P1"/>
      <text:p text:style-name="P1">8. ¿Qué dice la política respecto del acceso físico a las dependencias de la empresa? (1 Punto)</text:p>
      <text:p text:style-name="P1"/>
      <text:p text:style-name="P4">No existen consideraciones respecto a la llegada de los usuarios a su lugar de trabajo. No existen controles ni pórticos o detalles que hayan sido considerados en la politica.</text:p>
      <text:p text:style-name="P3"/>
      <text:p text:style-name="P1"/>
      <text:p text:style-name="P1"/>
      <text:p text:style-name="P1">9. Realizar una tabla que indique área o departamento de la empresa, el rol respectivo y las políticas que esta tendría implementada en esta organización. Explicar el por que de estos niveles. (2 Puntos)</text:p>
      <text:p text:style-name="P1"/>
      <table:table table:name="Tabla1" table:style-name="Tabla1" table:template-name="Default Style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6">Usuario</text:p>
          </table:table-cell>
          <table:table-cell table:style-name="Tabla1.A1" office:value-type="string">
            <text:p text:style-name="P6">Rol</text:p>
          </table:table-cell>
          <table:table-cell table:style-name="Tabla1.A1" office:value-type="string">
            <text:p text:style-name="P6">Acceso </text:p>
          </table:table-cell>
          <table:table-cell table:style-name="Tabla1.D1" office:value-type="string">
            <text:p text:style-name="P6">Observación</text:p>
          </table:table-cell>
        </table:table-row>
        <table:table-row>
          <table:table-cell table:style-name="Tabla1.A2" office:value-type="string">
            <text:p text:style-name="P6">Compu</text:p>
          </table:table-cell>
          <table:table-cell table:style-name="Tabla1.A2" office:value-type="string">
            <text:p text:style-name="P6">Administrador de sistema</text:p>
          </table:table-cell>
          <table:table-cell table:style-name="Tabla1.A2" office:value-type="string">
            <text:p text:style-name="P6">Total, CRUD de usuarios, admin de correos, gestor de red</text:p>
          </table:table-cell>
          <table:table-cell table:style-name="Tabla1.D2" office:value-type="string">
            <text:p text:style-name="P6">Rol de monitor, controlador y quien debe asegurar la integridad de la red</text:p>
          </table:table-cell>
        </table:table-row>
        <table:table-row>
          <table:table-cell table:style-name="Tabla1.A2" office:value-type="string">
            <text:p text:style-name="P6">rrhh</text:p>
          </table:table-cell>
          <table:table-cell table:style-name="Tabla1.A2" office:value-type="string">
            <text:p text:style-name="P6">Recursos humanos</text:p>
          </table:table-cell>
          <table:table-cell table:style-name="Tabla1.A2" office:value-type="string">
            <text:p text:style-name="P6">Información de usuarios, datos bancarios, sueldos</text:p>
          </table:table-cell>
          <table:table-cell table:style-name="Tabla1.D2" office:value-type="string">
            <text:p text:style-name="P6">Gestor de personal, protector de su información y situaciones individuales</text:p>
          </table:table-cell>
        </table:table-row>
        <table:table-row>
          <table:table-cell table:style-name="Tabla1.A2" office:value-type="string">
            <text:p text:style-name="P6">vendedor</text:p>
          </table:table-cell>
          <table:table-cell table:style-name="Tabla1.A2" office:value-type="string">
            <text:p text:style-name="P6">Ventas</text:p>
          </table:table-cell>
          <table:table-cell table:style-name="Tabla1.A2" office:value-type="string">
            <text:p text:style-name="P6">Información de clientes, productos y ventas, ingreso de información</text:p>
          </table:table-cell>
          <table:table-cell table:style-name="Tabla1.D2" office:value-type="string">
            <text:p text:style-name="P6">Encargados de realizar tratos con clientes y sus productos no interactúa con otras áreas</text:p>
          </table:table-cell>
        </table:table-row>
        <table:table-row>
          <table:table-cell table:style-name="Tabla1.A2" office:value-type="string">
            <text:p text:style-name="P6">info</text:p>
          </table:table-cell>
          <table:table-cell table:style-name="Tabla1.A2" office:value-type="string">
            <text:p text:style-name="P6">Soporte Informático</text:p>
          </table:table-cell>
          <table:table-cell table:style-name="Tabla1.A2" office:value-type="string">
            <text:p text:style-name="P6">Gestor de incidentes, atiende requerimientos computacionales de los usuarios.</text:p>
          </table:table-cell>
          <table:table-cell table:style-name="Tabla1.D2" office:value-type="string">
            <text:p text:style-name="P6">No interactúa con datos de clientes </text:p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D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L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01:19:07.274125887</meta:creation-date>
    <dc:date>2025-09-04T02:25:54.935798616</dc:date>
    <meta:editing-duration>PT1H6M48S</meta:editing-duration>
    <meta:editing-cycles>2</meta:editing-cycles>
    <meta:generator>LibreOffice/7.4.7.2$Linux_X86_64 LibreOffice_project/40$Build-2</meta:generator>
    <meta:document-statistic meta:table-count="1" meta:image-count="0" meta:object-count="0" meta:page-count="2" meta:paragraph-count="43" meta:word-count="555" meta:character-count="3263" meta:non-whitespace-character-count="2748"/>
  </office:meta>
</office:document-meta>
</file>